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Genev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3"><text:span text:style-name="T1">Contexte :</text:span></text:p>
      <text:p text:style-name="P3"><text:span text:style-name="T1"/></text:p>
      <text:p text:style-name="P2"><text:span text:style-name="T1">Nous possédons un site sportif basique présentant différents sports sans plus,</text:span></text:p>
      <text:p text:style-name="P2"><text:span text:style-name="T1">nous souhaitons diversifié le site en y ajoutant divers fonctions « social ».</text:span></text:p>
      <text:p text:style-name="P2"><text:span text:style-name="T1"/></text:p>
      <text:p text:style-name="P2"><text:span text:style-name="T1"/></text:p>
      <text:p text:style-name="P3"><text:span text:style-name="T1">Objectif du projet :</text:span></text:p>
      <text:p text:style-name="P3"><text:span text:style-name="T1"/></text:p>
      <text:p text:style-name="P2"><text:span text:style-name="T1">L'objectif du projet est donc d'ajouter plusieurs options à caractéristiques social au site :</text:span></text:p>
      <text:p text:style-name="P2"><text:span text:style-name="T1"/></text:p>
      <text:p text:style-name="P2"><text:span text:style-name="T1">Un système d'inscriptions </text:span></text:p>
      <text:p text:style-name="P2"><text:span text:style-name="T1">Système d'annonce</text:span></text:p>
      <text:p text:style-name="P2"><text:span text:style-name="T1">Système de commentaire</text:span></text:p>
      <text:p text:style-name="P2"><text:span text:style-name="T1">Un tchat ( système de messagerie)</text:span></text:p>
      <text:p text:style-name="P2"><text:span text:style-name="T1">Un calendrier d'événement</text:span></text:p>
      <text:p text:style-name="P2"><text:span text:style-name="T1">Un système de messagerie liée aux administrateur </text:span></text:p>
      <text:p text:style-name="P2"><text:span text:style-name="T1">Tweet </text:span></text:p>
      <text:p text:style-name="P2"><text:span text:style-name="T1"/></text:p>
      <text:p text:style-name="P3"><text:span text:style-name="T1">Fonctionnalité</text:span></text:p>
      <text:p text:style-name="P3"><text:span text:style-name="T1"/></text:p>
      <text:p text:style-name="P2"><text:span text:style-name="T1">Un système d'inscriptions : Un système d'inscriptions pour les utilisateurs avec un système de profil totalement libre ( dire ce que l'on aime / pratique comme sport par exemple ).</text:span></text:p>
      <text:p text:style-name="P2"><text:span text:style-name="T1"/></text:p>
      <text:p text:style-name="P2"><text:span text:style-name="T1">Système d'annonce : Les différentes annonces faites par les administrateurs du site ( organisation de tournois, changement à venir sur le site / actualités ).</text:span></text:p>
      <text:p text:style-name="P2"><text:span text:style-name="T1"/></text:p>
      <text:p text:style-name="P2"><text:span text:style-name="T1">Système de commentaire : Pour que les utilisateurs du site puissent commentés chaque annonce</text:span></text:p>
      <text:p text:style-name="P2"><text:span text:style-name="T1">Un Tchat : Permet aux utilisateurs ( et aux administrateurs ) d’interagir en direct.</text:span></text:p>
      <text:p text:style-name="P2"><text:span text:style-name="T1"/></text:p>
      <text:p text:style-name="P2"><text:span text:style-name="T1">Un calendrier d'événement : Un calendrier qui permet de voir les différents événement organisé par le site.</text:span></text:p>
      <text:p text:style-name="P2"><text:span text:style-name="T1"/></text:p>
      <text:p text:style-name="P2"><text:span text:style-name="T1">Système de messagerie liée aux administrateurs : Une messagerie spécial ouvert à tous permettant d'envoyé des notes directement aux administrateurs pour proposé des suggestion ( de tournois par exemple ) ou en cas d'erreurs rencontré sur le site.</text:span></text:p>
      <text:p text:style-name="P2"><text:span text:style-name="T1"/></text:p>
      <text:p text:style-name="P2"><text:span text:style-name="T1">Tweet : Chaque tweet tiré du grand réseau social twitter liées aux sports sera affichés sur le site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Genev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is Benzid</meta:initial-creator>
    <meta:creation-date>2016-02-03T13:55:49.51</meta:creation-date>
    <meta:document-statistic meta:table-count="0" meta:image-count="0" meta:object-count="0" meta:page-count="1" meta:paragraph-count="21" meta:word-count="229" meta:character-count="1455"/>
    <dc:date>2016-02-03T15:05:45.62</dc:date>
    <dc:creator>Anis Benzid</dc:creator>
    <meta:editing-duration>PT8M51S</meta:editing-duration>
    <meta:editing-cycles>1</meta:editing-cycles>
    <meta:generator>OpenOffice/4.1.2$Win32 OpenOffice.org_project/412m3$Build-9782</meta:generator>
  </office:meta>
</office:document-meta>
</file>